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draw:stroke-dash="Line_20_with_20_Fine_20_Dots" svg:stroke-width="0.051cm" draw:marker-start-width="0.381cm" draw:marker-end-width="0.381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2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="Arrow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fill="solid" draw:fill-color="#999999" draw:fill-gradient-name="Gradient_20_1" draw:textarea-horizontal-align="justify" draw:textarea-vertical-align="middle" draw:auto-grow-height="false"/>
    </style:style>
    <style:style style:name="gr5" style:family="graphic" style:parent-style-name="standard">
      <style:graphic-properties svg:stroke-width="0.051cm" draw:marker-start-width="0.381cm" draw:marker-end-width="0.381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2cm" fo:min-width="0.87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2cm" fo:min-width="1.29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cm" fo:min-width="1.9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4cm" fo:min-width="1.8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2cm" fo:min-width="1.274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id="id3" draw:layer="layout" svg:width="0.64cm" svg:height="1.272cm" svg:x="3.034cm" svg:y="2.3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4cm" svg:height="1.272cm" svg:x="3.665cm" svg:y="2.3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4cm" svg:height="1.272cm" svg:x="4.309cm" svg:y="2.3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id="id2" draw:layer="layout" svg:width="0.641cm" svg:height="1.272cm" svg:x="4.941cm" svg:y="2.3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4cm" svg:height="1.272cm" svg:x="5.59cm" svg:y="2.3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4cm" svg:height="1.272cm" svg:x="6.221cm" svg:y="2.3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64cm" svg:height="1.272cm" svg:x="6.865cm" svg:y="2.3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id="id4" draw:layer="layout" svg:width="0.64cm" svg:height="1.272cm" svg:x="7.496cm" svg:y="2.3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draw:type="line" svg:x1="5.299cm" svg:y1="1.254cm" svg:x2="5.261cm" svg:y2="2.326cm" draw:start-shape="id1" draw:end-shape="id2" draw:end-glue-point="0" svg:d="m5299 1254-38 1072">
            <text:p/>
          </draw:connector>
          <draw:connector draw:style-name="gr2" draw:text-style-name="P1" draw:layer="layout" draw:type="line" svg:x1="2.941cm" svg:y1="1.163cm" svg:x2="3.354cm" svg:y2="2.326cm" draw:end-shape="id3" svg:d="m2941 1163 413 1163">
            <text:p/>
          </draw:connector>
          <draw:connector draw:style-name="gr2" draw:text-style-name="P1" draw:layer="layout" draw:type="line" svg:x1="8.175cm" svg:y1="1.228cm" svg:x2="7.816cm" svg:y2="2.326cm" draw:end-shape="id4" draw:end-glue-point="0" svg:d="m8175 1228-359 1098">
            <text:p/>
          </draw:connector>
          <draw:connector draw:style-name="gr3" draw:text-style-name="P1" draw:layer="layout" draw:type="curve" svg:x1="5.261cm" svg:y1="3.598cm" svg:x2="7.816cm" svg:y2="3.598cm" draw:start-shape="id2" draw:start-glue-point="2" draw:end-shape="id4" draw:end-glue-point="2" svg:d="m5261 3598c0 789 2555 789 2555 0">
            <text:p/>
          </draw:connector>
          <draw:custom-shape draw:style-name="gr4" draw:text-style-name="P1" draw:layer="layout" svg:width="2.556cm" svg:height="0.635cm" svg:x="0.266cm" svg:y="2.661cm">
            <text:p/>
            <draw:enhanced-geometry svg:viewBox="0 0 21600 21600" draw:text-areas="0 0 21600 21600" draw:mirror-horizontal="false" draw:mirror-vertical="false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1" draw:layer="layout" svg:width="2.556cm" svg:height="0.635cm" svg:x="8.337cm" svg:y="2.667cm">
            <text:p/>
            <draw:enhanced-geometry draw:text-areas="4000 ?f1 ?f5 ?f2" draw:glue-points="0 10800 21600 10800 ?f0 0 ?f0 21600" draw:mirror-horizontal="false" draw:mirror-vertical="false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frame draw:style-name="gr6" draw:text-style-name="P2" draw:layer="layout" svg:width="1.033cm" svg:height="0.895cm" svg:x="2.385cm" svg:y="0.517cm">
            <draw:text-box>
              <text:p><text:span text:style-name="T1">Tail</text:span></text:p>
            </draw:text-box>
          </draw:frame>
          <draw:frame draw:style-name="gr7" draw:text-style-name="P2" draw:layer="layout" svg:width="1.349cm" svg:height="0.894cm" svg:x="7.497cm" svg:y="0.618cm">
            <draw:text-box>
              <text:p><text:span text:style-name="T1">Head</text:span></text:p>
            </draw:text-box>
          </draw:frame>
          <draw:frame draw:style-name="gr8" draw:text-style-name="P2" draw:id="id1" draw:layer="layout" svg:width="1.839cm" svg:height="1.041cm" svg:x="4.38cm" svg:y="0.213cm">
            <draw:text-box>
              <text:p><text:span text:style-name="T1">Random</text:span></text:p>
              <text:p><text:span text:style-name="T1">packet</text:span></text:p>
            </draw:text-box>
          </draw:frame>
          <draw:frame draw:style-name="gr9" draw:text-style-name="P2" draw:layer="layout" svg:width="1.728cm" svg:height="1.234cm" svg:x="0.504cm" svg:y="1.855cm">
            <draw:text-box>
              <text:p><text:span text:style-name="T1">Push </text:span></text:p>
              <text:p><text:span text:style-name="T1">packets</text:span></text:p>
            </draw:text-box>
          </draw:frame>
          <draw:frame draw:style-name="gr9" draw:text-style-name="P2" draw:layer="layout" svg:width="1.728cm" svg:height="1.234cm" svg:x="8.298cm" svg:y="1.849cm">
            <draw:text-box>
              <text:p><text:span text:style-name="T1">Pull </text:span></text:p>
              <text:p><text:span text:style-name="T1">packets</text:span></text:p>
            </draw:text-box>
          </draw:frame>
          <draw:frame draw:style-name="gr10" draw:text-style-name="P2" draw:layer="layout" svg:width="1.332cm" svg:height="0.894cm" svg:x="5.908cm" svg:y="4.133cm">
            <draw:text-box>
              <text:p><text:span text:style-name="T1">swap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89cm" fo:margin-bottom="22.827cm" fo:margin-left="0.182cm" fo:margin-right="10.37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IZKE </meta:initial-creator>
    <meta:creation-date>2011-02-05T11:17:05</meta:creation-date>
    <dc:date>2011-02-05T12:16:29</dc:date>
    <dc:creator>IIZKE </dc:creator>
    <meta:editing-duration>PT00H57M21S</meta:editing-duration>
    <meta:editing-cycles>6</meta:editing-cycles>
    <meta:generator>OpenOffice.org/3.2$Linux OpenOffice.org_project/320m19$Build-9505</meta:generator>
    <meta:document-statistic meta:object-count="21"/>
  </office:meta>
</office:document-meta>
</file>